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 style:list-style-name="L1">
      <style:text-properties style:font-name="Courier 10 Pitc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_74993752"/>--[ Hashtable ]--<text:bookmark-end text:name="__DdeLink__4_74993752"/></text:p>
      <text:p text:style-name="P1">A reasonably useful hashtable implementation</text:p>
      <text:p text:style-name="P1"/>
      <text:p text:style-name="P1">Key: String/unsigned int</text:p>
      <text:p text:style-name="P1">Value: String/void*</text:p>
      <text:p text:style-name="P1"/>
      <text:p text:style-name="P1">Types of hashtables:</text:p>
      <text:p text:style-name="P1">Key:Value</text:p>
      <text:p text:style-name="P1">--------------</text:p>
      <text:p text:style-name="P1">String:String := STR_STR</text:p>
      <text:p text:style-name="P1">String:integer := STR_INT</text:p>
      <text:p text:style-name="P1">String:void* := STR_VOIDP</text:p>
      <text:p text:style-name="P1"><text:bookmark-start text:name="__DdeLink__0_74993752"/>Unsigned <text:bookmark-end text:name="__DdeLink__0_74993752"/>Integer:String := UINT_STR</text:p>
      <text:p text:style-name="P1">Unsigned Integer:void* := UINT_VOIDP</text:p>
      <text:p text:style-name="P1">Unsigned Integer:Integer := UINT_INT</text:p>
      <text:p text:style-name="P1"/>
      <text:p text:style-name="P1">Thread-safe implementation required. Use a mutex to access a given hashtable.</text:p>
      <text:p text:style-name="P1"/>
      <text:p text:style-name="P1">Functions required:</text:p>
      <text:p text:style-name="P1"/>
      <text:p text:style-name="P1">&gt; Create a new empty hashtable with a specified size</text:p>
      <text:p text:style-name="P1">&gt; Destroy the hashtable</text:p>
      <text:p text:style-name="P1">&gt; Insert an key, value pair</text:p>
      <text:p text:style-name="P1">&gt; Delete and return value, given the key</text:p>
      <text:p text:style-name="P1">&gt; Return index of a given key</text:p>
      <text:p text:style-name="P1">&gt; Return pointer to value given the key</text:p>
      <text:p text:style-name="P1">&gt; Return pointer to value given the index</text:p>
      <text:p text:style-name="P1"/>
      <text:p text:style-name="P1">Structures:</text:p>
      <text:p text:style-name="P1">hashtable {</text:p>
      <text:p text:style-name="P1"><text:tab/>pointer to hashtable;</text:p>
      <text:p text:style-name="P1"><text:tab/>size;</text:p>
      <text:p text:style-name="P1"><text:tab/>type of hashtable; // see above</text:p>
      <text:p text:style-name="P1"><text:tab/>mutex;</text:p>
      <text:p text:style-name="P1">}</text:p>
      <text:p text:style-name="P1"/>
      <text:p text:style-name="P1">hashtablenode {</text:p>
      <text:p text:style-name="P1"><text:tab/>union key {</text:p>
      <text:p text:style-name="P1"><text:tab/><text:tab/>char pointer;</text:p>
      <text:p text:style-name="P1"><text:tab/><text:tab/>unsigned int;</text:p>
      <text:p text:style-name="P1"><text:tab/>}</text:p>
      <text:p text:style-name="P1"><text:tab/>union val {</text:p>
      <text:p text:style-name="P1"><text:tab/><text:tab/>char pointer;</text:p>
      <text:p text:style-name="P1"><text:tab/><text:tab/>unsigned int;</text:p>
      <text:p text:style-name="P1"><text:tab/><text:tab/>void pointer;</text:p>
      <text:p text:style-name="P1"><text:tab/>}</text:p>
      <text:p text:style-name="P1"><text:tab/>valsize;</text:p>
      <text:p text:style-name="P1"><text:soft-page-break/><text:tab/>hashtablenode next pointer;</text:p>
      <text:p text:style-name="P1">}</text:p>
      <text:p text:style-name="P1"/>
      <text:p text:style-name="P1"/>
      <text:p text:style-name="P1">--[ Queue ]--</text:p>
      <text:p text:style-name="P1">Thread-safe queue implementation using singly linked lists</text:p>
      <text:p text:style-name="P1"/>
      <text:p text:style-name="P1">Each queue item holds a void pointer value that has contents given to it while inserting along with the size.</text:p>
      <text:p text:style-name="P1"/>
      <text:p text:style-name="P1">Functions required:</text:p>
      <text:p text:style-name="P1">&gt; Create a new queue of specified size</text:p>
      <text:p text:style-name="P1">&gt; Destroy a specified queue</text:p>
      <text:p text:style-name="P1">&gt; Insert into queue</text:p>
      <text:p text:style-name="P1">&gt; Delete from queue</text:p>
      <text:p text:style-name="P1"/>
      <text:p text:style-name="P1">Structures:</text:p>
      <text:p text:style-name="P1">queue {</text:p>
      <text:p text:style-name="P1"><text:tab/>front;</text:p>
      <text:p text:style-name="P1"><text:tab/>rear;</text:p>
      <text:p text:style-name="P1"><text:tab/>num elems in queue;</text:p>
      <text:p text:style-name="P1"><text:tab/>mutex;</text:p>
      <text:p text:style-name="P1">}</text:p>
      <text:p text:style-name="P1"/>
      <text:p text:style-name="P1">queuenode {</text:p>
      <text:p text:style-name="P1"><text:tab/>void pointer;</text:p>
      <text:p text:style-name="P1"><text:tab/>val size;</text:p>
      <text:p text:style-name="P1"><text:tab/>next node pointer;</text:p>
      <text:p text:style-name="P1">}</text:p>
      <text:p text:style-name="P1"/>
      <text:p text:style-name="P1">--------------------------------------------------</text:p>
      <text:p text:style-name="P1">Password file</text:p>
      <text:p text:style-name="P1"/>
      <text:p text:style-name="P1">typedef struct _userPasswd {</text:p>
      <text:p text:style-name="P1"><text:tab/><text:bookmark-start text:name="__DdeLink__163_1629353190"/>char szUsername[MAX_USERNAME+1];</text:p>
      <text:p text:style-name="P1"><text:tab/>char szSalt[CRYPT_SALT_SIZE_BYTES];</text:p>
      <text:p text:style-name="P1"><text:tab/>BYTE abPasswd[CRYPT_KEY_SIZE_BYTES];<text:bookmark-end text:name="__DdeLink__163_1629353190"/></text:p>
      <text:p text:style-name="P1">}</text:p>
      <text:p text:style-name="P1"/>
      <text:list xml:id="list950140017" text:style-name="L1">
        <text:list-item>
          <text:p text:style-name="P3">Create a new file</text:p>
        </text:list-item>
        <text:list-item>
          <text:p text:style-name="P3">Append to an existing file</text:p>
        </text:list-item>
      </text:list>
      <text:p text:style-name="P1"/>
      <text:p text:style-name="P1">usage: ./storepasswd [OPTIONS] filename</text:p>
      <text:p text:style-name="P1"/>
      <text:p text:style-name="P1">OPTIONS</text:p>
      <text:p text:style-name="P1">-n<text:tab/><text:bookmark-start text:name="__DdeLink__157_1629353190"/>Create a new file. Overwrites existing file.<text:bookmark-end text:name="__DdeLink__157_1629353190"/></text:p>
      <text:p text:style-name="P1">-a<text:tab/><text:bookmark-start text:name="__DdeLink__159_1629353190"/>Append to existing file. New file created is it doesn't exist.<text:bookmark-end text:name="__DdeLink__159_1629353190"/></text:p>
      <text:p text:style-name="P1"><text:bookmark-start text:name="__DdeLink__161_1629353190"/>“-n” is the default option.<text:bookmark-end text:name="__DdeLink__161_1629353190"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shir Prasad</meta:initial-creator>
    <meta:creation-date>2013-04-25T23:08:33</meta:creation-date>
    <dc:date>2013-04-27T17:09:47</dc:date>
    <dc:creator>Shishir Prasad</dc:creator>
    <meta:editing-duration>PT18H13M1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3" meta:paragraph-count="76" meta:word-count="274" meta:character-count="1767" meta:non-whitespace-character-count="1543"/>
  </office:meta>
</office:document-meta>
</file>